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79.29mm"/>
    </style:style>
    <style:style style:name="co4" style:family="table-column">
      <style:table-column-properties fo:break-before="auto" style:column-width="24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5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"/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l Num</text:p>
          </table:table-cell>
          <table:table-cell table:style-name="ce1" office:value-type="string" calcext:value-type="string">
            <text:p>Stock Num</text:p>
          </table:table-cell>
          <table:table-cell table:style-name="ce1" office:value-type="string" calcext:value-type="string">
            <text:p>In use Num</text:p>
          </table:table-cell>
          <table:table-cell table:style-name="ce1" office:value-type="string" calcext:value-type="string">
            <text:p>Usage Comment</text:p>
          </table:table-cell>
          <table:table-cell table:style-name="ce1" office:value-type="string" calcext:value-type="string">
            <text:p>Change Date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pcduino v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HMI</text:p>
          </table:table-cell>
          <table:table-cell office:value-type="string" calcext:value-type="string">
            <text:p>Rii mini X1 wireless usb key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1" calcext:value-type="float">
            <text:p>1</text:p>
          </table:table-cell>
          <table:table-cell office:value-type="string" calcext:value-type="string">
            <text:p>1 On pcduino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UB-Link Wifi do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1 On pcduino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3.7 V 1500 mAh batter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5]-[.D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3.7 V 500 mAh batter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]-[.D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Actuator</text:p>
          </table:table-cell>
          <table:table-cell office:value-type="string" calcext:value-type="string">
            <text:p>SG90 servo mo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1 in calibration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Actuator</text:p>
          </table:table-cell>
          <table:table-cell office:value-type="string" calcext:value-type="string">
            <text:p>20 mm motor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8]-[.D8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nRF24L01 wireless transceiv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9]-[.D9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9 V Battery connecto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3.7 V USB charg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-[.D11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DS3231SN Clock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-[.D12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GY521 3 Axis Gyroscope Accelerometer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-[.D13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DHT11 Temperature Humidity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-[.D14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Ceramic Piezo Vibration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D1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TEA5767 FM Stereo Radio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-[.D1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Actuator</text:p>
          </table:table-cell>
          <table:table-cell office:value-type="string" calcext:value-type="string">
            <text:p>5MW Red Las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river</text:p>
          </table:table-cell>
          <table:table-cell office:value-type="string" calcext:value-type="string">
            <text:p>ULN2003 Stepper Motor Driv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8]-[.D18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Arduino Pro-Min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Arduino Nano 3.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NodeMCU V0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NodeMCU V2.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22]-[.D22]" office:value-type="float" office:value="1" calcext:value-type="float">
            <text:p>1</text:p>
          </table:table-cell>
          <table:table-cell office:value-type="string" calcext:value-type="string">
            <text:p>1 in calibration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433Mhz RF transmitt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433Mhz RF receiv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]-[.D24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HMI</text:p>
          </table:table-cell>
          <table:table-cell office:value-type="string" calcext:value-type="string">
            <text:p>Dual-axis XY Joystic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5]-[.D2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G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21:14:37.569092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initial-creator>Scott Templer</meta:initial-creator>
    <meta:creation-date>2006-05-16T10:27:47</meta:creation-date>
    <dc:language>en-US</dc:language>
    <meta:editing-cycles>20</meta:editing-cycles>
    <meta:editing-duration>PT53M56S</meta:editing-duration>
    <dc:date>2017-10-05T22:08:41.577186019</dc:date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